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e2c5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4d5d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cm"/>
    </style:style>
    <style:style style:name="gr5" style:family="graphic" style:parent-style-name="standard">
      <style:graphic-properties draw:fill="solid" draw:fill-color="#f9feca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Alapértelmezett">
        <draw:custom-shape draw:style-name="gr1" draw:text-style-name="P1" xml:id="id1" draw:id="id1" draw:layer="layout" svg:width="3.1cm" svg:height="2cm" svg:x="5.9cm" svg:y="2cm">
          <text:p text:style-name="P1">BASIC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cm" svg:height="2cm" svg:x="5.9cm" svg:y="7cm">
          <text:p text:style-name="P1">Jav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199cm" svg:x1="5.9cm" svg:y1="3cm" svg:x2="5.9cm" svg:y2="8cm" draw:start-shape="id1" draw:start-glue-point="3" draw:end-shape="id2" draw:end-glue-point="3" svg:d="m5900 3000h-700v5000h700">
          <text:p/>
        </draw:connector>
        <draw:frame draw:style-name="gr4" draw:layer="layout" svg:width="5.6cm" svg:height="1.65cm" draw:transform="rotate (1.5707963267949) translate (3.95cm 7.8cm)">
          <draw:text-box>
            <text:p>Invoke method</text:p>
          </draw:text-box>
        </draw:frame>
        <draw:custom-shape draw:style-name="gr5" draw:text-style-name="P1" xml:id="id3" draw:id="id3" draw:layer="layout" svg:width="1cm" svg:height="1cm" svg:x="9cm" svg:y="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8.9cm" svg:y1="8cm" svg:x2="9.5cm" svg:y2="6cm" draw:start-shape="id2" draw:start-glue-point="1" draw:end-shape="id3" draw:end-glue-point="6" svg:d="m8900 8000h600v-2000">
          <text:p/>
        </draw:connector>
        <draw:connector draw:style-name="gr3" draw:text-style-name="P1" draw:layer="layout" draw:line-skew="0.1cm" svg:x1="9.5cm" svg:y1="5cm" svg:x2="7.45cm" svg:y2="4cm" draw:start-shape="id3" draw:start-glue-point="4" draw:end-shape="id1" draw:end-glue-point="2" svg:d="m9500 5000v-400h-2050v-600">
          <text:p/>
        </draw:connector>
        <draw:connector draw:style-name="gr3" draw:text-style-name="P1" draw:layer="layout" svg:x1="10cm" svg:y1="5.5cm" svg:x2="9cm" svg:y2="3cm" draw:start-shape="id3" draw:start-glue-point="7" draw:end-shape="id1" draw:end-glue-point="1" svg:d="m10000 5500h502v-2500h-1502">
          <text:p/>
        </draw:connector>
        <draw:frame draw:style-name="gr6" draw:layer="layout" svg:width="6cm" svg:height="3.083cm" svg:x="10.7cm" svg:y="2.617cm">
          <draw:text-box>
            <text:p>Exception with localized error message</text:p>
          </draw:text-box>
        </draw:frame>
        <draw:frame draw:style-name="gr6" draw:layer="layout" svg:width="5cm" svg:height="1.25cm" svg:x="6.1cm" svg:y="4.65cm">
          <draw:text-box>
            <text:p>No error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2-02T11:51:20</dc:date>
    <meta:editing-duration>PT34M8S</meta:editing-duration>
    <meta:editing-cycles>16</meta:editing-cycles>
    <meta:generator>LibreOffice/3.4$Unix LibreOffice_project/340m1$Build-302</meta:generator>
    <meta:document-statistic meta:object-count="10"/>
  </office:meta>
</office:document-meta>
</file>